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声
「あ、入って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！！</text:p>
          </table:table-cell>
          <table:table-cell table:style-name="ce0"/>
          <table:table-cell table:style-name="ce0"/>
          <table:table-cell table:style-name="ce0" office:value-type="string">
            <text:p>...!!</text:p>
          </table:table-cell>
          <table:table-cell table:number-columns-repeated="1020"/>
        </table:table-row>
        <table:table-row>
          <table:table-cell table:style-name="ce0" office:value-type="string">
            <text:p>んくっ、そ、そんな・・・ぁ・・・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・・・僕・・・だ、だ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ああ、あっ！　だめだめだめええぇ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ああ、お・・・おしっこ・・・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んはぁ・・・っ　はあぁぁぁ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ぼ、僕・・・男子トイレで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かも・・・た、立ち・・・ション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わあぁぁぁぁあああぁぁ～～っ/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すみません、お待たせし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（ギョッ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3:00+01:00</meta:creation-date>
    <dc:date>2020-02-14T11:53:0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